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99c" officeooo:paragraph-rsid="0008799c"/>
    </style:style>
    <style:style style:name="P2" style:family="paragraph" style:parent-style-name="Standard">
      <style:text-properties style:font-name="Arial" fo:font-size="11pt" officeooo:rsid="0008799c" officeooo:paragraph-rsid="0008799c" style:font-size-asian="9.60000038146973pt" style:font-size-complex="11pt"/>
    </style:style>
    <style:style style:name="P3" style:family="paragraph" style:parent-style-name="Standard">
      <style:text-properties style:font-name="Arial" fo:font-size="11pt" officeooo:rsid="0008799c" officeooo:paragraph-rsid="000a53ca" style:font-size-asian="9.60000038146973pt" style:font-size-complex="11pt"/>
    </style:style>
    <style:style style:name="P4" style:family="paragraph" style:parent-style-name="Standard">
      <style:text-properties style:font-name="Arial" fo:font-size="11pt" officeooo:rsid="000881a8" officeooo:paragraph-rsid="000881a8" style:font-size-asian="9.60000038146973pt" style:font-size-complex="11pt"/>
    </style:style>
    <style:style style:name="P5" style:family="paragraph" style:parent-style-name="Standard">
      <style:text-properties style:font-name="Arial" fo:font-size="11pt" officeooo:rsid="000a53ca" officeooo:paragraph-rsid="000a53ca" style:font-size-asian="9.60000038146973pt" style:font-size-complex="11pt"/>
    </style:style>
    <style:style style:name="T1" style:family="text">
      <style:text-properties officeooo:rsid="000881a8"/>
    </style:style>
    <style:style style:name="T2" style:family="text">
      <style:text-properties officeooo:rsid="000a5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</text:p>
      <text:p text:style-name="P1">Consultas GQM</text:p>
      <text:p text:style-name="P1"/>
      <text:p text:style-name="P1"/>
      <text:p text:style-name="P4">Consulta 1:</text:p>
      <text:p text:style-name="P4">G: Verificar primera forma normal dentro del dataset de padrón electoral</text:p>
      <text:p text:style-name="P4">Q: ¿Se encuentra la columna de ‘Rubro’ en 1FN?</text:p>
      <text:p text:style-name="P4">M: """</text:p>
      <text:p text:style-name="P4"><text:s text:c="4"/>SELECT DISTINCT rubro </text:p>
      <text:p text:style-name="P4"><text:s text:c="4"/>FROM padron;</text:p>
      <text:p text:style-name="P4"><text:s/>"""</text:p>
      <text:p text:style-name="P2"/>
      <text:p text:style-name="P2">Consulta <text:span text:style-name="T2">2</text:span>:</text:p>
      <text:p text:style-name="P2">G: Poseer datos consistentes y coherentes en el dataset de salario medio.</text:p>
      <text:p text:style-name="P2">Q: ¿Qué valores de salario medio nos podemos encontrar?. ¿Resulta realista que el promedio de los salarios sea negativo?</text:p>
      <text:p text:style-name="P2">M: """</text:p>
      <text:p text:style-name="P2"><text:s text:c="4"/>SELECT DISTINCT *</text:p>
      <text:p text:style-name="P2"><text:s text:c="4"/>FROM <text:span text:style-name="T1">salarios;</text:span></text:p>
      <text:p text:style-name="P2"/>
      <text:p text:style-name="P3"><text:s/>"""</text:p>
      <text:p text:style-name="P2"/>
      <text:p text:style-name="P2"/>
      <text:p text:style-name="P2">Consulta <text:span text:style-name="T1">3</text:span>:</text:p>
      <text:p text:style-name="P2">G: Verificar que no haya información repetid<text:span text:style-name="T1">a por provincia en los atributos</text:span> ‘Departamento’ y ‘Municipio’,</text:p>
      <text:p text:style-name="P2">Q: ¿<text:span text:style-name="T1">Existe más de una provincia con igual departamento y municipio a otra, o deberían estos dos atributos implicar la provincia en la que estoy?</text:span></text:p>
      <text:p text:style-name="P4">M: """</text:p>
      <text:p text:style-name="P4"><text:s text:c="4"/>SELECT DISTINCT provincia_nombre, departamento_id, municipio_id </text:p>
      <text:p text:style-name="P4"><text:s text:c="4"/>FROM localidades_censales</text:p>
      <text:p text:style-name="P4"><text:s text:c="4"/>GROUP BY provincia_nombre, departamento_id ,municipio_id</text:p>
      <text:p text:style-name="P4"/>
      <text:p text:style-name="P4"><text:s/>"""</text:p>
      <text:p text:style-name="P4"/>
      <text:p text:style-name="P5">Consulta 4:</text:p>
      <text:p text:style-name="P5">G: Consultar si, al eliminar las filas que poseían valores ‘NC’ en la columna ‘Establecimiento’, no se perdió cierta información.</text:p>
      <text:p text:style-name="P5">Q: ¿Las provincias resultantes en la tabla limpia de padrón coinciden con todas las provincias posibles?</text:p>
      <text:p text:style-name="P5">M: """</text:p>
      <text:p text:style-name="P5"><text:s text:c="5"/>SELECT DISTINCT provincias.provincia, count(*) as cant_operadores </text:p>
      <text:p text:style-name="P5"><text:s text:c="5"/>FROM padron</text:p>
      <text:p text:style-name="P5"><text:s text:c="5"/>INNER JOIN provincias</text:p>
      <text:p text:style-name="P5"><text:s text:c="5"/>ON provincias.provincia_id = padron.provincia_id</text:p>
      <text:p text:style-name="P5"><text:s text:c="5"/>GROUP BY provincias.provincia;</text:p>
      <text:p text:style-name="P5"><text:s text:c="5"/></text:p>
      <text:p text:style-name="P5"><text:s/>""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3T00:12:51.841000000</meta:creation-date>
    <dc:date>2023-05-13T00:40:02.367000000</dc:date>
    <meta:editing-duration>PT6M39S</meta:editing-duration>
    <meta:editing-cycles>1</meta:editing-cycles>
    <meta:document-statistic meta:table-count="0" meta:image-count="0" meta:object-count="0" meta:page-count="1" meta:paragraph-count="35" meta:word-count="190" meta:character-count="1338" meta:non-whitespace-character-count="1117"/>
    <meta:generator>LibreOffice/7.3.0.3$Windows_X86_64 LibreOffice_project/0f246aa12d0eee4a0f7adcefbf7c878fc2238db3</meta:generator>
  </office:meta>
</office:document-meta>
</file>